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d8a3" officeooo:paragraph-rsid="0017d8a3"/>
    </style:style>
    <style:style style:name="P2" style:family="paragraph" style:parent-style-name="Standard">
      <style:text-properties officeooo:rsid="0019d834" officeooo:paragraph-rsid="0019d834"/>
    </style:style>
    <style:style style:name="P3" style:family="paragraph" style:parent-style-name="Standard">
      <style:text-properties officeooo:rsid="001a3a70" officeooo:paragraph-rsid="001a3a70"/>
    </style:style>
    <style:style style:name="P4" style:family="paragraph" style:parent-style-name="Heading_20_2">
      <style:text-properties officeooo:rsid="001c6516" officeooo:paragraph-rsid="001c6516"/>
    </style:style>
    <style:style style:name="P5" style:family="paragraph" style:parent-style-name="Standard" style:list-style-name="L1">
      <style:text-properties officeooo:rsid="0017d8a3" officeooo:paragraph-rsid="0017d8a3"/>
    </style:style>
    <style:style style:name="P6" style:family="paragraph" style:parent-style-name="Standard">
      <style:text-properties officeooo:rsid="0017d8a3" officeooo:paragraph-rsid="0017d8a3"/>
    </style:style>
    <style:style style:name="P7" style:family="paragraph" style:parent-style-name="Standard">
      <style:text-properties officeooo:rsid="0019d834" officeooo:paragraph-rsid="0019d834"/>
    </style:style>
    <style:style style:name="P8" style:family="paragraph" style:parent-style-name="Standard">
      <style:paragraph-properties fo:break-before="page"/>
      <style:text-properties officeooo:rsid="0019d834" officeooo:paragraph-rsid="0019d834"/>
    </style:style>
    <style:style style:name="P9" style:family="paragraph" style:parent-style-name="Standard">
      <style:text-properties officeooo:rsid="0019d834" officeooo:paragraph-rsid="001c6516"/>
    </style:style>
    <style:style style:name="P10" style:family="paragraph" style:parent-style-name="Standard">
      <style:text-properties officeooo:rsid="001a3a70" officeooo:paragraph-rsid="001a3a70"/>
    </style:style>
    <style:style style:name="P11" style:family="paragraph" style:parent-style-name="Standard">
      <style:text-properties officeooo:rsid="001a3a70" officeooo:paragraph-rsid="001c6516"/>
    </style:style>
    <style:style style:name="P12" style:family="paragraph" style:parent-style-name="Standard">
      <style:text-properties officeooo:rsid="001c6516" officeooo:paragraph-rsid="001c6516"/>
    </style:style>
    <style:style style:name="P13" style:family="paragraph" style:parent-style-name="Standard" style:master-page-name="">
      <loext:graphic-properties draw:fill="none"/>
      <style:paragraph-properties fo:margin-left="1.6cm" fo:margin-right="0cm" fo:text-indent="0cm" style:auto-text-indent="false" style:page-number="auto" fo:background-color="transparent"/>
      <style:text-properties officeooo:rsid="001c6516" officeooo:paragraph-rsid="001c6516"/>
    </style:style>
    <style:style style:name="P14" style:family="paragraph" style:parent-style-name="Standard">
      <loext:graphic-properties draw:fill="none"/>
      <style:paragraph-properties fo:margin-left="1.6cm" fo:margin-right="0cm" fo:text-indent="0cm" style:auto-text-indent="false" fo:background-color="transparent"/>
      <style:text-properties officeooo:rsid="001c6516" officeooo:paragraph-rsid="001c6516"/>
    </style:style>
    <style:style style:name="P15"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1c6516" officeooo:paragraph-rsid="001c6516"/>
    </style:style>
    <style:style style:name="P16" style:family="paragraph" style:parent-style-name="Standard">
      <loext:graphic-properties draw:fill="none"/>
      <style:paragraph-properties fo:margin-left="1.3cm" fo:margin-right="0cm" fo:text-indent="0cm" style:auto-text-indent="false" fo:background-color="transparent"/>
      <style:text-properties officeooo:rsid="001c6516" officeooo:paragraph-rsid="001c6516"/>
    </style:style>
    <style:style style:name="P17" style:family="paragraph" style:parent-style-name="Standard" style:list-style-name="L1">
      <style:text-properties officeooo:rsid="001c6516" officeooo:paragraph-rsid="001c6516"/>
    </style:style>
    <style:style style:name="P18" style:family="paragraph" style:parent-style-name="Title">
      <style:paragraph-properties fo:break-before="page"/>
    </style:style>
    <style:style style:name="P19" style:family="paragraph" style:parent-style-name="Title">
      <style:text-properties officeooo:paragraph-rsid="001c6516"/>
    </style:style>
    <style:style style:name="T1" style:family="text">
      <style:text-properties officeooo:rsid="001c651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Este documento se facilita como guía de toma de apuntes tras la generación del escenario de trabajo. El documento base (guía) y sobre el que se comprobarán las cualidades y características de Ansible <text:s/>es PRACTICAL DEVOPS TOOLS.PDF. <text:a xlink:type="simple" xlink:href="https://gitlab.com/GilbertFongan/devops-book-labs" text:style-name="Internet_20_link" text:visited-style-name="Visited_20_Internet_20_Link">https://gitlab.com/GilbertFongan/devops-book-labs</text:a> </text:h>
      <text:p text:style-name="P19"/>
      <text:p text:style-name="Title">ANSIBLE</text:p>
      <text:p text:style-name="P1"/>
      <text:h text:style-name="Heading_20_1" text:outline-level="1"/>
      <text:h text:style-name="Heading_20_1" text:outline-level="1"/>
      <text:h text:style-name="Heading_20_1" text:outline-level="1">1 – Objetivos: </text:h>
      <text:p text:style-name="P1"><text:tab/>Principal: aprendizaje de ansible en sus diferentes tareas del proceso en un esquema Devops.</text:p>
      <text:p text:style-name="P1"><text:tab/>Secundarios: profundización en vagrant, docker, formatos de ficheros, packer, y otros proveedores.</text:p>
      <text:p text:style-name="P1"/>
      <text:p text:style-name="P1"/>
      <text:h text:style-name="Heading_20_3" text:outline-level="3">URLS: </text:h>
      <text:p text:style-name="P2"/>
      <text:p text:style-name="P2">Vagrant Documentación oficial - <text:a xlink:type="simple" xlink:href="https://developer.hashicorp.com/vagrant/docs" text:style-name="Internet_20_link" text:visited-style-name="Visited_20_Internet_20_Link">https://developer.hashicorp.com/vagrant/docs</text:a> </text:p>
      <text:p text:style-name="P2"/>
      <text:p text:style-name="P3">Crear imagenes de VM para vagrant - <text:a xlink:type="simple" xlink:href="https://developer.hashicorp.com/vagrant/docs/boxes/base" text:style-name="Internet_20_link" text:visited-style-name="Visited_20_Internet_20_Link">https://developer.hashicorp.com/vagrant/docs/boxes/base</text:a> </text:p>
      <text:p text:style-name="P3"/>
      <text:p text:style-name="P3">Install packer - <text:a xlink:type="simple" xlink:href="https://developer.hashicorp.com/packer/tutorials/docker-get-started/get-started-install-cli" text:style-name="Internet_20_link" text:visited-style-name="Visited_20_Internet_20_Link">https://developer.hashicorp.com/packer/tutorials/docker-get-started/get-started-install-cli</text:a> </text:p>
      <text:p text:style-name="P3"/>
      <text:p text:style-name="P3">bento packer - <text:a xlink:type="simple" xlink:href="https://www.packer.io/community-tools" text:style-name="Internet_20_link" text:visited-style-name="Visited_20_Internet_20_Link">https://www.packer.io/community-tools</text:a> </text:p>
      <text:p text:style-name="P3"/>
      <text:p text:style-name="P9">Ansible .- <text:a xlink:type="simple" xlink:href="https://es.wikipedia.org/wiki/Ansible_(software)" text:style-name="Internet_20_link" text:visited-style-name="Visited_20_Internet_20_Link">https://es.wikipedia.org/wiki/Ansible_(software)</text:a> </text:p>
      <text:p text:style-name="P11"/>
      <text:p text:style-name="P3">ansible inicial - <text:a xlink:type="simple" xlink:href="https://docs.ansible.com/ansible/latest/getting_started/index.html" text:style-name="Internet_20_link" text:visited-style-name="Visited_20_Internet_20_Link">https://docs.ansible.com/ansible/latest/getting_started/index.html</text:a> </text:p>
      <text:p text:style-name="P3"/>
      <text:p text:style-name="P12">PRACTICAL DEVOPS TOOLS.PDF – pag 329</text:p>
      <text:p text:style-name="P3"/>
      <text:p text:style-name="P2"/>
      <text:p text:style-name="P8"/>
      <text:p text:style-name="P1"/>
      <text:h text:style-name="Heading_20_3" text:outline-level="3">ESCENARIO: </text:h>
      <text:p text:style-name="P1"/>
      <text:p text:style-name="P1">- 4 hosts con ubuntu 22.04 ligados en una red interna 192.168.57.0/24</text:p>
      <text:p text:style-name="P1"/>
      <text:p text:style-name="P1">Procedimientos <text:span text:style-name="T1">de creación del escenario</text:span>:</text:p>
      <text:p text:style-name="P12">(opcional) Creación de imagen propia con packer</text:p>
      <text:list xml:id="list1011152525" text:style-name="L1">
        <text:list-item>
          <text:p text:style-name="P5">Agregar un box de vagrant al entorno local para evitar el colapso de la red del centro</text:p>
        </text:list-item>
        <text:list-item>
          <text:p text:style-name="P5">Identificar los diferentes elementos del Vagrantfile</text:p>
        </text:list-item>
        <text:list-item>
          <text:p text:style-name="P17">Ejecutar Vagrantfile con las diferentes opciones de configuración</text:p>
        </text:list-item>
        <text:list-item>
          <text:p text:style-name="P17">Verificación del acceso entre hosts.</text:p>
        </text:list-item>
        <text:list-item>
          <text:p text:style-name="P17">Creación /etc/ansible/hosts – Ejemplo</text:p>
        </text:list-item>
      </text:list>
      <text:p text:style-name="P15">[docker]</text:p>
      <text:p text:style-name="P16">docker ansible_host=192.168.57.20</text:p>
      <text:p text:style-name="P16">[objetivos]</text:p>
      <text:p text:style-name="P16">objetivo1 ansible_host=192.168.57.21</text:p>
      <text:p text:style-name="P16">objetivo2 ansible_host=192.168.57.22</text:p>
      <text:list xml:id="list200406390569431" text:continue-numbering="true" text:style-name="L1">
        <text:list-item>
          <text:p text:style-name="P17">Comprobación de módulos ansible : ansible-doc -l</text:p>
        </text:list-item>
        <text:list-item>
          <text:p text:style-name="P17">Ansible como herramienta administrativa : </text:p>
        </text:list-item>
      </text:list>
      <text:p text:style-name="P13">ansible all -m apt -a "name=nmap state=present" (dará error)</text:p>
      <text:p text:style-name="P14">ansible all -m copy -a "src=/etc/hosts dest=/etc/hosts backup=yes" --become</text:p>
      <text:p text:style-name="P14">ansible all -m shell -a "uname -a"</text:p>
      <text:p text:style-name="P14">ansible all -m command -a "systemctl status systemd-timesyncd"</text:p>
      <text:p text:style-name="P14">ansible all -m ping</text:p>
      <text:list xml:id="list200406744207061" text:continue-numbering="true" text:style-name="L1">
        <text:list-header>
          <text:p text:style-name="P17"/>
        </text:list-header>
      </text:list>
      <text:h text:style-name="P4" text:outline-level="2">La correlación de ejercicios prácticos y características de Ansible en el documento indicado al inicio de este fichero.</text:h>
      <text:p text:style-name="P12"/>
      <text:p text:style-name="P1"><text:line-break/></text:p>
      <text:p text:style-name="P18">ANEXOS:</text:p>
      <text:p text:style-name="P12"/>
      <text:h text:style-name="Heading_20_1" text:outline-level="1">Exportar VM Virtualbox a formato OVF OVA</text:h>
      <text:p text:style-name="P11">=============================================================</text:p>
      <text:p text:style-name="P11">Para exportar una máquina virtual de VirtualBox a un archivo OVF:</text:p>
      <text:p text:style-name="P11"/>
      <text:p text:style-name="P11">1. Abre VirtualBox:</text:p>
      <text:p text:style-name="P11"/>
      <text:p text:style-name="P11"><text:s text:c="3"/>Abre VirtualBox y selecciona la máquina virtual que deseas exportar en el panel de la izquierda.</text:p>
      <text:p text:style-name="P11"/>
      <text:p text:style-name="P11">2. Selecciona "Exportar":</text:p>
      <text:p text:style-name="P11"/>
      <text:p text:style-name="P11"><text:s text:c="3"/>En el menú "Archivo", selecciona "Exportar servicio virtualizado".</text:p>
      <text:p text:style-name="P11"/>
      <text:p text:style-name="P11">3. Especifica la ruta y nombre del archivo OVF:</text:p>
      <text:p text:style-name="P11"/>
      <text:p text:style-name="P11"><text:s text:c="3"/>Selecciona la ubicación donde deseas guardar el archivo OVF y asigna un nombre al archivo. Asegúrate de seleccionar la opción "Crear un archivo único de OVF" y haz clic en "Siguiente".</text:p>
      <text:p text:style-name="P11"/>
      <text:p text:style-name="P11">4. Configura las opciones de exportación:</text:p>
      <text:p text:style-name="P11"/>
      <text:p text:style-name="P11"><text:s text:c="3"/>En la siguiente pantalla, puedes configurar las opciones de exportación. Asegúrate de seleccionar la opción "Incluir archivos de disco" para incluir el disco duro virtual en el archivo OVF. También puedes seleccionar otras opciones según sea necesario. Haz clic en "Siguiente" para continuar.</text:p>
      <text:p text:style-name="P11"/>
      <text:p text:style-name="P11">5. Revisa la configuración y exporta:</text:p>
      <text:p text:style-name="P11"/>
      <text:p text:style-name="P11"><text:s text:c="3"/>En la pantalla final, revisa la configuración y haz clic en "Exportar" para iniciar el proceso de exportación. Este proceso puede tardar un tiempo dependiendo del tamaño de la máquina virtual y la velocidad de tu sistema.</text:p>
      <text:p text:style-name="P11"/>
      <text:p text:style-name="P11">6. Comprueba el archivo OVF:</text:p>
      <text:p text:style-name="P11"/>
      <text:p text:style-name="P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12:42:19.896626027</meta:creation-date>
    <dc:date>2023-04-23T20:04:05.497585700</dc:date>
    <meta:editing-duration>PT14H21M10S</meta:editing-duration>
    <meta:editing-cycles>5</meta:editing-cycles>
    <meta:generator>LibreOffice/7.4.1.2$Linux_X86_64 LibreOffice_project/3c58a8f3a960df8bc8fd77b461821e42c061c5f0</meta:generator>
    <meta:document-statistic meta:table-count="0" meta:image-count="0" meta:object-count="0" meta:page-count="3" meta:paragraph-count="52" meta:word-count="436" meta:character-count="3362" meta:non-whitespace-character-count="2952"/>
  </office:meta>
</office:document-meta>
</file>